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TcpConnection.sendAsync( Message &lt; P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orNettyTcp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Connection.onReadInactivity( Runnable runnable , long inactivity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Connection.onWriteInactivity( Runnable runnable , long inactivity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Conne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Connection.ReactorNettyTcpConnection( NettyInbound inbound , NettyOutbound outbound , ReactorNettyCodec &lt; P &gt; codec , Sinks . Empty &lt; Void &gt; completion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